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paragraph-properties fo:margin-top="0cm" fo:margin-bottom="0cm" loext:contextual-spacing="false"/>
    </style:style>
    <style:style style:name="P3" style:family="paragraph" style:parent-style-name="Standard" style:master-page-name="Standard">
      <style:paragraph-properties style:page-number="auto"/>
    </style:style>
    <style:style style:name="T1" style:family="text">
      <style:text-properties style:font-name="Times New Roman" fo:font-size="12pt"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une 27, 2016</text:span></text:p>
      <text:p text:style-name="P1"/>
      <text:p text:style-name="Standard"><text:span text:style-name="T1">Dear Mr. Kroffe,</text:span></text:p>
      <text:p text:style-name="Standard"><text:span text:style-name="T1">We wish to submit our manuscript entitled “Validation of an effective, low cost and open access 3D printed stethoscope” for publication in PLoS One.</text:span></text:p>
      <text:p text:style-name="P1"/>
      <text:p text:style-name="Standard"><text:span text:style-name="T1">The stethoscope is an integral piece of equipment in clinical medicine and, despite little innovation in its design since 1963, remains an expensive part of a physician’s armamentarium, costing upwards of 300 USD. For clinicians practicing in developing countries, the cost of a high quality acoustic stethoscope can be a significant barrier, ultimately affecting the health of patients in their region. </text:span></text:p>
      <text:p text:style-name="P1"/>
      <text:p text:style-name="Standard"><text:span text:style-name="T1">In our manuscript, we describe the design and validation of a low cost acoustic stethoscope that is comparable to the Littmann Cardiology III using materials that are readily available. Complex parts which transduce sound such as the bell and Y piece have been 3D printed and designs have been made available online (</text:span><text:a xlink:type="simple" xlink:href="https://github.com/GliaX" text:style-name="Internet_20_link" text:visited-style-name="Visited_20_Internet_20_Link"><text:span text:style-name="T1">https://github.com/GliaX</text:span></text:a><text:span text:style-name="T1">). Our stethoscope model has been trialed successfully in the Gaza Strip, </text:span><text:bookmark text:name="_GoBack"/><text:span text:style-name="T1">where access to supplies is extremely limited. By allowing our designs to be free of cost and open access, we hope to improve worldwide health care in other regions by providing access to low cost clinical tools.</text:span></text:p>
      <text:p text:style-name="P1"/>
      <text:p text:style-name="Standard"><text:span text:style-name="T1">We believe that this paper will be of interest to the readers of PLoS One, a journal which agrees with our group’s culture of open access. We have had no previous communication with PLoS One editors or staff members regarding this manuscript. All co-authors have approved of the submitted version of the manuscript, and none have conflicting interests to report.</text:span></text:p>
      <text:p text:style-name="P1"/>
      <text:p text:style-name="Standard"><text:span text:style-name="T1">Thank you for your time.</text:span></text:p>
      <text:p text:style-name="Standard"><text:span text:style-name="T1">Sincerely,</text:span></text:p>
      <text:p text:style-name="P1"/>
      <text:p text:style-name="P2"><text:span text:style-name="T1">Alexander Pavlosky</text:span></text:p>
      <text:p text:style-name="P2"><text:span text:style-name="T1">Schulich School of Medicine and Dentistry</text:span></text:p>
      <text:p text:style-name="P2"><text:span text:style-name="T1">Western University</text:span></text:p>
      <text:p text:style-name="P2"><text:span text:style-name="T1">London, ON, Ca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meta:initial-creator>
    <dc:creator>Alex</dc:creator>
    <meta:editing-cycles>12</meta:editing-cycles>
    <meta:creation-date>2016-06-27T17:01:00</meta:creation-date>
    <dc:date>2016-06-28T18:05:00</dc:date>
    <meta:editing-duration>PT57M</meta:editing-duration>
    <meta:generator>LibreOffice/5.1.4.2$Linux_X86_64 LibreOffice_project/10m0$Build-2</meta:generator>
    <meta:document-statistic meta:table-count="0" meta:image-count="0" meta:object-count="0" meta:page-count="1" meta:paragraph-count="12" meta:word-count="271" meta:character-count="1699" meta:non-whitespace-character-count="14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